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2pt" officeooo:paragraph-rsid="001cdcde" style:font-name-asian="WenQuanYi Micro Hei" style:font-size-asian="12pt" style:font-size-complex="12pt"/>
    </style:style>
    <style:style style:name="P2" style:family="paragraph" style:parent-style-name="Standard">
      <style:text-properties style:font-name="WenQuanYi Micro Hei" fo:font-size="12pt" style:font-name-asian="WenQuanYi Micro Hei" style:font-size-asian="12pt" style:font-size-complex="12pt"/>
    </style:style>
    <style:style style:name="P3" style:family="paragraph" style:parent-style-name="Standard">
      <style:text-properties style:font-name="WenQuanYi Micro Hei" fo:font-size="12pt" officeooo:paragraph-rsid="00293b46" style:font-name-asian="WenQuanYi Micro Hei" style:font-size-asian="12pt" style:font-size-complex="12pt"/>
    </style:style>
    <style:style style:name="P4" style:family="paragraph" style:parent-style-name="Standard">
      <style:text-properties style:font-name="WenQuanYi Micro Hei" fo:font-size="12pt" officeooo:paragraph-rsid="002aafc8" style:font-name-asian="WenQuanYi Micro Hei" style:font-size-asian="12pt" style:font-size-complex="12pt"/>
    </style:style>
    <style:style style:name="P5" style:family="paragraph" style:parent-style-name="Standard">
      <style:text-properties style:font-name="WenQuanYi Micro Hei" fo:font-size="12pt" officeooo:paragraph-rsid="002fb007" style:font-name-asian="WenQuanYi Micro Hei" style:font-size-asian="12pt" style:font-size-complex="12pt"/>
    </style:style>
    <style:style style:name="P6" style:family="paragraph" style:parent-style-name="Standard">
      <style:text-properties style:font-name="WenQuanYi Micro Hei" fo:font-size="12pt" officeooo:paragraph-rsid="00322579" style:font-name-asian="WenQuanYi Micro Hei" style:font-size-asian="12pt" style:font-size-complex="12pt"/>
    </style:style>
    <style:style style:name="P7" style:family="paragraph" style:parent-style-name="Standard">
      <style:text-properties style:font-name="WenQuanYi Micro Hei" fo:font-size="12pt" officeooo:paragraph-rsid="0032a16a" style:font-name-asian="WenQuanYi Micro Hei" style:font-size-asian="12pt" style:font-size-complex="12pt"/>
    </style:style>
    <style:style style:name="P8" style:family="paragraph" style:parent-style-name="Standard">
      <style:text-properties style:font-name="WenQuanYi Micro Hei" fo:font-size="12pt" officeooo:paragraph-rsid="0035d4dc" style:font-name-asian="WenQuanYi Micro Hei" style:font-size-asian="12pt" style:font-size-complex="12pt"/>
    </style:style>
    <style:style style:name="P9" style:family="paragraph" style:parent-style-name="Standard">
      <style:text-properties style:font-name="WenQuanYi Micro Hei" fo:font-size="12pt" officeooo:paragraph-rsid="00383e43" style:font-name-asian="WenQuanYi Micro Hei" style:font-size-asian="12pt" style:font-size-complex="12pt"/>
    </style:style>
    <style:style style:name="P10" style:family="paragraph" style:parent-style-name="Standard">
      <style:text-properties style:font-name="WenQuanYi Micro Hei" fo:font-size="12pt" officeooo:paragraph-rsid="0039c127" style:font-name-asian="WenQuanYi Micro Hei" style:font-size-asian="12pt" style:font-size-complex="12pt"/>
    </style:style>
    <style:style style:name="P11" style:family="paragraph" style:parent-style-name="Standard">
      <style:text-properties style:font-name="WenQuanYi Micro Hei" fo:font-size="12pt" officeooo:paragraph-rsid="003d0b19" style:font-name-asian="WenQuanYi Micro Hei" style:font-size-asian="12pt" style:font-size-complex="12pt"/>
    </style:style>
    <style:style style:name="P12" style:family="paragraph" style:parent-style-name="Standard">
      <style:text-properties style:font-name="WenQuanYi Micro Hei" fo:font-size="12pt" officeooo:paragraph-rsid="0041e2fe" style:font-name-asian="WenQuanYi Micro Hei" style:font-size-asian="12pt" style:font-size-complex="12pt"/>
    </style:style>
    <style:style style:name="P13" style:family="paragraph" style:parent-style-name="Standard">
      <style:text-properties style:font-name="WenQuanYi Micro Hei" fo:font-size="12pt" officeooo:paragraph-rsid="004356a4" style:font-name-asian="WenQuanYi Micro Hei" style:font-size-asian="12pt" style:font-size-complex="12pt"/>
    </style:style>
    <style:style style:name="P14" style:family="paragraph" style:parent-style-name="Standard">
      <style:text-properties style:font-name="WenQuanYi Micro Hei" fo:font-size="12pt" officeooo:paragraph-rsid="0043c250" style:font-name-asian="WenQuanYi Micro Hei" style:font-size-asian="12pt" style:font-size-complex="12pt"/>
    </style:style>
    <style:style style:name="P15" style:family="paragraph" style:parent-style-name="Standard">
      <style:text-properties style:font-name="WenQuanYi Micro Hei" fo:font-size="12pt" officeooo:paragraph-rsid="0047e560" style:font-name-asian="WenQuanYi Micro Hei" style:font-size-asian="12pt" style:font-size-complex="12pt"/>
    </style:style>
    <style:style style:name="P16" style:family="paragraph" style:parent-style-name="Standard">
      <style:text-properties style:font-name="WenQuanYi Micro Hei" fo:font-size="12pt" officeooo:paragraph-rsid="004be06c" style:font-name-asian="WenQuanYi Micro Hei" style:font-size-asian="12pt" style:font-size-complex="12pt"/>
    </style:style>
    <style:style style:name="P17" style:family="paragraph" style:parent-style-name="Standard">
      <style:text-properties style:font-name="WenQuanYi Micro Hei" fo:font-size="12pt" officeooo:paragraph-rsid="0054be43" style:font-name-asian="WenQuanYi Micro Hei" style:font-size-asian="12pt" style:font-size-complex="12pt"/>
    </style:style>
    <style:style style:name="P18" style:family="paragraph" style:parent-style-name="Standard">
      <style:text-properties style:font-name="WenQuanYi Micro Hei" fo:font-size="12pt" officeooo:paragraph-rsid="0057bfa5" style:font-name-asian="WenQuanYi Micro Hei" style:font-size-asian="12pt" style:font-size-complex="12pt"/>
    </style:style>
    <style:style style:name="P19" style:family="paragraph" style:parent-style-name="Standard">
      <style:text-properties style:font-name="WenQuanYi Micro Hei" fo:font-size="12pt" officeooo:paragraph-rsid="0058c1f1" style:font-name-asian="WenQuanYi Micro Hei" style:font-size-asian="12pt" style:font-size-complex="12pt"/>
    </style:style>
    <style:style style:name="P20" style:family="paragraph" style:parent-style-name="Standard">
      <style:text-properties style:font-name="WenQuanYi Micro Hei" fo:font-size="12pt" officeooo:paragraph-rsid="005a9918" style:font-name-asian="WenQuanYi Micro Hei" style:font-size-asian="12pt" style:font-size-complex="12pt"/>
    </style:style>
    <style:style style:name="P21" style:family="paragraph" style:parent-style-name="Standard">
      <style:text-properties style:font-name="WenQuanYi Micro Hei" fo:font-size="12pt" officeooo:paragraph-rsid="00651b51" style:font-name-asian="WenQuanYi Micro Hei" style:font-size-asian="12pt" style:font-size-complex="12pt"/>
    </style:style>
    <style:style style:name="P22" style:family="paragraph" style:parent-style-name="Standard">
      <style:text-properties style:font-name="WenQuanYi Micro Hei" fo:font-size="12pt" officeooo:paragraph-rsid="00681695" style:font-name-asian="WenQuanYi Micro Hei" style:font-size-asian="12pt" style:font-size-complex="12pt"/>
    </style:style>
    <style:style style:name="P23" style:family="paragraph" style:parent-style-name="Standard">
      <style:text-properties style:font-name="WenQuanYi Micro Hei" fo:font-size="12pt" officeooo:paragraph-rsid="006ac080" style:font-name-asian="WenQuanYi Micro Hei" style:font-size-asian="12pt" style:font-size-complex="12pt"/>
    </style:style>
    <style:style style:name="P24" style:family="paragraph" style:parent-style-name="Standard">
      <style:text-properties style:font-name="WenQuanYi Micro Hei" fo:font-size="12pt" officeooo:paragraph-rsid="006e4b03" style:font-name-asian="WenQuanYi Micro Hei" style:font-size-asian="12pt" style:font-size-complex="12pt"/>
    </style:style>
    <style:style style:name="P25" style:family="paragraph" style:parent-style-name="Standard">
      <style:text-properties style:font-name="WenQuanYi Micro Hei" fo:font-size="12pt" officeooo:paragraph-rsid="0070b423" style:font-name-asian="WenQuanYi Micro Hei" style:font-size-asian="12pt" style:font-size-complex="12pt"/>
    </style:style>
    <style:style style:name="P26" style:family="paragraph" style:parent-style-name="Standard">
      <style:text-properties style:font-name="WenQuanYi Micro Hei" fo:font-size="12pt" officeooo:paragraph-rsid="007150f8" style:font-name-asian="WenQuanYi Micro Hei" style:font-size-asian="12pt" style:font-size-complex="12pt"/>
    </style:style>
    <style:style style:name="P27" style:family="paragraph" style:parent-style-name="Standard">
      <style:text-properties style:font-name="WenQuanYi Micro Hei" fo:font-size="12pt" officeooo:paragraph-rsid="0074b1d8" style:font-name-asian="WenQuanYi Micro Hei" style:font-size-asian="12pt" style:font-size-complex="12pt"/>
    </style:style>
    <style:style style:name="P28" style:family="paragraph" style:parent-style-name="Standard">
      <style:text-properties style:font-name="WenQuanYi Micro Hei" fo:font-size="12pt" officeooo:paragraph-rsid="008c2cd1" style:font-name-asian="WenQuanYi Micro Hei" style:font-size-asian="12pt" style:font-size-complex="12pt"/>
    </style:style>
    <style:style style:name="P29" style:family="paragraph" style:parent-style-name="Standard">
      <style:text-properties style:font-name="WenQuanYi Micro Hei" fo:font-size="12pt" officeooo:paragraph-rsid="009f2e4f" style:font-name-asian="WenQuanYi Micro Hei" style:font-size-asian="12pt" style:font-size-complex="12pt"/>
    </style:style>
    <style:style style:name="P30" style:family="paragraph" style:parent-style-name="Standard">
      <style:text-properties style:font-name="WenQuanYi Micro Hei" fo:font-size="12pt" officeooo:paragraph-rsid="00a712f6" style:font-name-asian="WenQuanYi Micro Hei" style:font-size-asian="12pt" style:font-size-complex="12pt"/>
    </style:style>
    <style:style style:name="P31" style:family="paragraph" style:parent-style-name="Standard">
      <style:text-properties style:font-name="WenQuanYi Micro Hei" fo:font-size="12pt" fo:font-weight="bold" style:font-name-asian="WenQuanYi Micro Hei" style:font-size-asian="12pt" style:font-weight-asian="bold" style:font-size-complex="12pt" style:font-weight-complex="bold"/>
    </style:style>
    <style:style style:name="P32" style:family="paragraph" style:parent-style-name="Standard">
      <style:text-properties style:font-name="WenQuanYi Micro Hei" fo:font-size="12pt" fo:font-weight="bold" officeooo:paragraph-rsid="005a9918" style:font-name-asian="WenQuanYi Micro Hei" style:font-size-asian="12pt" style:font-weight-asian="bold" style:font-size-complex="12pt" style:font-weight-complex="bold"/>
    </style:style>
    <style:style style:name="P33" style:family="paragraph" style:parent-style-name="Standard">
      <style:text-properties style:font-name="WenQuanYi Micro Hei" fo:font-size="12pt" fo:font-weight="bold" officeooo:paragraph-rsid="0074b1d8" style:font-name-asian="WenQuanYi Micro Hei" style:font-size-asian="12pt" style:font-weight-asian="bold" style:font-size-complex="12pt" style:font-weight-complex="bold"/>
    </style:style>
    <style:style style:name="P34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paragraph-rsid="008626a6" style:font-name-asian="WenQuanYi Micro Hei" style:font-size-asian="12pt" style:font-size-complex="12pt"/>
    </style:style>
    <style:style style:name="P35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paragraph-rsid="008c2cd1" style:font-name-asian="WenQuanYi Micro Hei" style:font-size-asian="12pt" style:font-size-complex="12pt"/>
    </style:style>
    <style:style style:name="P36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paragraph-rsid="0090895d" style:font-name-asian="WenQuanYi Micro Hei" style:font-size-asian="12pt" style:font-size-complex="12pt"/>
    </style:style>
    <style:style style:name="P37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paragraph-rsid="00942029" style:font-name-asian="WenQuanYi Micro Hei" style:font-size-asian="12pt" style:font-size-complex="12pt"/>
    </style:style>
    <style:style style:name="P38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paragraph-rsid="009a391d" style:font-name-asian="WenQuanYi Micro Hei" style:font-size-asian="12pt" style:font-size-complex="12pt"/>
    </style:style>
    <style:style style:name="P39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paragraph-rsid="00a93b2d" style:font-name-asian="WenQuanYi Micro Hei" style:font-size-asian="12pt" style:font-size-complex="12pt"/>
    </style:style>
    <style:style style:name="P40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paragraph-rsid="00a20f9f" style:font-name-asian="WenQuanYi Micro Hei" style:font-size-asian="12pt" style:font-size-complex="12pt"/>
    </style:style>
    <style:style style:name="T1" style:family="text">
      <style:text-properties officeooo:rsid="0018d0c3"/>
    </style:style>
    <style:style style:name="T2" style:family="text">
      <style:text-properties officeooo:rsid="00238a7c"/>
    </style:style>
    <style:style style:name="T3" style:family="text">
      <style:text-properties officeooo:rsid="0024a607"/>
    </style:style>
    <style:style style:name="T4" style:family="text">
      <style:text-properties officeooo:rsid="00293b46"/>
    </style:style>
    <style:style style:name="T5" style:family="text">
      <style:text-properties officeooo:rsid="002aafc8"/>
    </style:style>
    <style:style style:name="T6" style:family="text">
      <style:text-properties officeooo:rsid="002ca938"/>
    </style:style>
    <style:style style:name="T7" style:family="text">
      <style:text-properties officeooo:rsid="002e06e3"/>
    </style:style>
    <style:style style:name="T8" style:family="text">
      <style:text-properties officeooo:rsid="00302fcf"/>
    </style:style>
    <style:style style:name="T9" style:family="text">
      <style:text-properties officeooo:rsid="0031982f"/>
    </style:style>
    <style:style style:name="T10" style:family="text">
      <style:text-properties officeooo:rsid="0032a16a"/>
    </style:style>
    <style:style style:name="T11" style:family="text">
      <style:text-properties officeooo:rsid="0035d4dc"/>
    </style:style>
    <style:style style:name="T12" style:family="text">
      <style:text-properties officeooo:rsid="00383e43"/>
    </style:style>
    <style:style style:name="T13" style:family="text">
      <style:text-properties officeooo:rsid="0039c127"/>
    </style:style>
    <style:style style:name="T14" style:family="text">
      <style:text-properties officeooo:rsid="003a8928"/>
    </style:style>
    <style:style style:name="T15" style:family="text">
      <style:text-properties officeooo:rsid="003d0b19"/>
    </style:style>
    <style:style style:name="T16" style:family="text">
      <style:text-properties officeooo:rsid="003e5855"/>
    </style:style>
    <style:style style:name="T17" style:family="text">
      <style:text-properties officeooo:rsid="003fe844"/>
    </style:style>
    <style:style style:name="T18" style:family="text">
      <style:text-properties officeooo:rsid="0041e2fe"/>
    </style:style>
    <style:style style:name="T19" style:family="text">
      <style:text-properties officeooo:rsid="0043b70d"/>
    </style:style>
    <style:style style:name="T20" style:family="text">
      <style:text-properties officeooo:rsid="0043c250"/>
    </style:style>
    <style:style style:name="T21" style:family="text">
      <style:text-properties officeooo:rsid="00450839"/>
    </style:style>
    <style:style style:name="T22" style:family="text">
      <style:text-properties officeooo:rsid="0046c74d"/>
    </style:style>
    <style:style style:name="T23" style:family="text">
      <style:text-properties officeooo:rsid="0049ab30"/>
    </style:style>
    <style:style style:name="T24" style:family="text">
      <style:text-properties officeooo:rsid="005238d7"/>
    </style:style>
    <style:style style:name="T25" style:family="text">
      <style:text-properties officeooo:rsid="0057bfa5"/>
    </style:style>
    <style:style style:name="T26" style:family="text">
      <style:text-properties officeooo:rsid="0058c1f1"/>
    </style:style>
    <style:style style:name="T27" style:family="text">
      <style:text-properties officeooo:rsid="005a9918"/>
    </style:style>
    <style:style style:name="T28" style:family="text">
      <style:text-properties officeooo:rsid="005c4e74"/>
    </style:style>
    <style:style style:name="T29" style:family="text">
      <style:text-properties officeooo:rsid="005fe6cb"/>
    </style:style>
    <style:style style:name="T30" style:family="text">
      <style:text-properties officeooo:rsid="00615335"/>
    </style:style>
    <style:style style:name="T31" style:family="text">
      <style:text-properties officeooo:rsid="006196df"/>
    </style:style>
    <style:style style:name="T32" style:family="text">
      <style:text-properties officeooo:rsid="00651b51"/>
    </style:style>
    <style:style style:name="T33" style:family="text">
      <style:text-properties officeooo:rsid="006548f1"/>
    </style:style>
    <style:style style:name="T34" style:family="text">
      <style:text-properties officeooo:rsid="00672fdb"/>
    </style:style>
    <style:style style:name="T35" style:family="text">
      <style:text-properties officeooo:rsid="00681695"/>
    </style:style>
    <style:style style:name="T36" style:family="text">
      <style:text-properties officeooo:rsid="0069b4cc"/>
    </style:style>
    <style:style style:name="T37" style:family="text">
      <style:text-properties officeooo:rsid="006c6168"/>
    </style:style>
    <style:style style:name="T38" style:family="text">
      <style:text-properties officeooo:rsid="006e4b03"/>
    </style:style>
    <style:style style:name="T39" style:family="text">
      <style:text-properties officeooo:rsid="006fb5bd"/>
    </style:style>
    <style:style style:name="T40" style:family="text">
      <style:text-properties officeooo:rsid="0070b423"/>
    </style:style>
    <style:style style:name="T41" style:family="text">
      <style:text-properties officeooo:rsid="007134c1"/>
    </style:style>
    <style:style style:name="T42" style:family="text">
      <style:text-properties officeooo:rsid="007150f8"/>
    </style:style>
    <style:style style:name="T43" style:family="text">
      <style:text-properties officeooo:rsid="0072b118"/>
    </style:style>
    <style:style style:name="T44" style:family="text">
      <style:text-properties officeooo:rsid="0074b1d8"/>
    </style:style>
    <style:style style:name="T45" style:family="text">
      <style:text-properties officeooo:rsid="00759a08"/>
    </style:style>
    <style:style style:name="T46" style:family="text">
      <style:text-properties officeooo:rsid="00788ca6"/>
    </style:style>
    <style:style style:name="T47" style:family="text">
      <style:text-properties officeooo:rsid="0078e69c"/>
    </style:style>
    <style:style style:name="T48" style:family="text">
      <style:text-properties officeooo:rsid="007b9cfe"/>
    </style:style>
    <style:style style:name="T49" style:family="text">
      <style:text-properties officeooo:rsid="007c5d3e"/>
    </style:style>
    <style:style style:name="T50" style:family="text">
      <style:text-properties officeooo:rsid="007e010e"/>
    </style:style>
    <style:style style:name="T51" style:family="text">
      <style:text-properties officeooo:rsid="007f9ee4"/>
    </style:style>
    <style:style style:name="T52" style:family="text">
      <style:text-properties officeooo:rsid="007fdfa9"/>
    </style:style>
    <style:style style:name="T53" style:family="text">
      <style:text-properties officeooo:rsid="0080c2fd"/>
    </style:style>
    <style:style style:name="T54" style:family="text">
      <style:text-properties officeooo:rsid="00824a69"/>
    </style:style>
    <style:style style:name="T55" style:family="text">
      <style:text-properties officeooo:rsid="00840bf8"/>
    </style:style>
    <style:style style:name="T56" style:family="text">
      <style:text-properties officeooo:rsid="00842805"/>
    </style:style>
    <style:style style:name="T57" style:family="text">
      <style:text-properties officeooo:rsid="00845af9"/>
    </style:style>
    <style:style style:name="T58" style:family="text">
      <style:text-properties officeooo:rsid="008626a6"/>
    </style:style>
    <style:style style:name="T59" style:family="text">
      <style:text-properties officeooo:rsid="008a0a27"/>
    </style:style>
    <style:style style:name="T60" style:family="text">
      <style:text-properties officeooo:rsid="008a806f"/>
    </style:style>
    <style:style style:name="T61" style:family="text">
      <style:text-properties officeooo:rsid="008c2cd1"/>
    </style:style>
    <style:style style:name="T62" style:family="text">
      <style:text-properties officeooo:rsid="008f7488"/>
    </style:style>
    <style:style style:name="T63" style:family="text">
      <style:text-properties officeooo:rsid="0090895d"/>
    </style:style>
    <style:style style:name="T64" style:family="text">
      <style:text-properties officeooo:rsid="00916ba3"/>
    </style:style>
    <style:style style:name="T65" style:family="text">
      <style:text-properties officeooo:rsid="00937276"/>
    </style:style>
    <style:style style:name="T66" style:family="text">
      <style:text-properties officeooo:rsid="00942029"/>
    </style:style>
    <style:style style:name="T67" style:family="text">
      <style:text-properties officeooo:rsid="0095fc20"/>
    </style:style>
    <style:style style:name="T68" style:family="text">
      <style:text-properties officeooo:rsid="00967979"/>
    </style:style>
    <style:style style:name="T69" style:family="text">
      <style:text-properties officeooo:rsid="009847c8"/>
    </style:style>
    <style:style style:name="T70" style:family="text">
      <style:text-properties officeooo:rsid="009a391d"/>
    </style:style>
    <style:style style:name="T71" style:family="text">
      <style:text-properties officeooo:rsid="009bfc24"/>
    </style:style>
    <style:style style:name="T72" style:family="text">
      <style:text-properties officeooo:rsid="009c9224"/>
    </style:style>
    <style:style style:name="T73" style:family="text">
      <style:text-properties officeooo:rsid="009de69f"/>
    </style:style>
    <style:style style:name="T74" style:family="text">
      <style:text-properties officeooo:rsid="009f2e4f"/>
    </style:style>
    <style:style style:name="T75" style:family="text">
      <style:text-properties officeooo:rsid="00a20f9f"/>
    </style:style>
    <style:style style:name="T76" style:family="text">
      <style:text-properties officeooo:rsid="00a2a16f"/>
    </style:style>
    <style:style style:name="T77" style:family="text">
      <style:text-properties officeooo:rsid="00a712f6"/>
    </style:style>
    <style:style style:name="T78" style:family="text">
      <style:text-properties officeooo:rsid="00a80ad4"/>
    </style:style>
    <style:style style:name="T79" style:family="text">
      <style:text-properties officeooo:rsid="00a93b2d"/>
    </style:style>
    <style:style style:name="T80" style:family="text">
      <style:text-properties officeooo:rsid="00ab414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正则表达式RE为高级文本搜索模式匹配、搜索<text:span text:style-name="T1">-替代等功能提供了基础，它是一种由字符和特殊符号组成的字符串，描述了这些字符的某种重复方式，因此能按某种模式匹配一个有相似特征的字符串或字符串的集合。python正则表达式的相关模块为re模块。</text:span></text:p>
      <text:p text:style-name="P31">常用正则表达式符号和特殊字符——</text:p>
      <text:p text:style-name="P2">literal：匹配字符串的值，即literal本身</text:p>
      <text:p text:style-name="P2">re<text:span text:style-name="T2">1|re2：匹配正则表达式re</text:span><text:span text:style-name="T3">1或re2</text:span><text:span text:style-name="T28">，可以理解为逻辑或</text:span></text:p>
      <text:p text:style-name="P2"><text:span text:style-name="T3">.：匹配任何单个字符，换行符除外</text:span><text:span text:style-name="T29">（python有方法取消这个限制的）</text:span></text:p>
      <text:p text:style-name="P3"><text:span text:style-name="T4">^：匹配字符串的开始</text:span></text:p>
      <text:p text:style-name="P4"><text:span text:style-name="T5">$：匹配字符串的结尾</text:span></text:p>
      <text:p text:style-name="P4"><text:span text:style-name="T5">*</text:span><text:span text:style-name="T6">：匹配前面出现的正则表达式零次或多次</text:span></text:p>
      <text:p text:style-name="P5"><text:span text:style-name="T7">+：</text:span><text:span text:style-name="T6">匹配前面出现的正则表达式一次或多次</text:span></text:p>
      <text:p text:style-name="P13"><text:span text:style-name="T18">?</text:span><text:span text:style-name="T8">：</text:span><text:span text:style-name="T6">匹配前面出现的正则表达式零次或一次</text:span></text:p>
      <text:p text:style-name="P6"><text:span text:style-name="T9">{N}：</text:span><text:span text:style-name="T6">匹配前面出现的正则表达式N次</text:span></text:p>
      <text:p text:style-name="P7"><text:span text:style-name="T10">{M,N}：匹配重复出现M次到N次的正则表达式</text:span></text:p>
      <text:p text:style-name="P8"><text:span text:style-name="T11">[...]：匹配字符组里出现的任意一个字符</text:span></text:p>
      <text:p text:style-name="P9"><text:span text:style-name="T11">[...x</text:span><text:span text:style-name="T12">-y</text:span><text:span text:style-name="T11">...]：匹配从字符x到y中的任意一个字符</text:span></text:p>
      <text:p text:style-name="P10"><text:span text:style-name="T11">[</text:span><text:span text:style-name="T13">^</text:span><text:span text:style-name="T11">...]：不匹配此字符集中出现的任意一个字符</text:span><text:span text:style-name="T14">，包括某一范围的字符</text:span></text:p>
      <text:p text:style-name="P12"><text:span text:style-name="T18">(*|+|?|{})?：用于上面出现的任何</text:span><text:span text:style-name="T19">“非贪婪”版本</text:span><text:span text:style-name="T30">，问号有两种含义</text:span><text:span text:style-name="T31">，单独使用时表示匹配出现零次或一次的情况，紧跟在表示重复的元字符后面时，</text:span><text:span text:style-name="T30">表示要求搜索引擎匹配的字符串越短越好</text:span><text:span text:style-name="T56">，留下尽可能多的字符给后面的模式</text:span></text:p>
      <text:p text:style-name="P11"><text:span text:style-name="T16">(</text:span><text:span text:style-name="T11">...</text:span><text:span text:style-name="T15">)</text:span><text:span text:style-name="T11">：匹配封闭括号中正则表达式</text:span><text:span text:style-name="T17">，并保存为子组</text:span><text:span text:style-name="T55">。圆括号可以对正则表达式进行分组或匹配子组。</text:span></text:p>
      <text:p text:style-name="P14"><text:span text:style-name="T20">\d：匹配任何数字，和</text:span><text:span text:style-name="T22">[0-9]一样，</text:span><text:span text:style-name="T21">\D是\d的反义</text:span></text:p>
      <text:p text:style-name="P15"><text:span text:style-name="T20">\w：匹配任何数字或字母字符，和</text:span><text:span text:style-name="T22">[A</text:span><text:span text:style-name="T23">-Za-z</text:span><text:span text:style-name="T22">0-9]一样，</text:span><text:span text:style-name="T21">\W是\w的反义</text:span></text:p>
      <text:p text:style-name="P16"><text:span text:style-name="T20">\s：匹配任何空白符，和</text:span><text:span text:style-name="T22">[</text:span><text:span text:style-name="T24">\n\t\r\v\f</text:span><text:span text:style-name="T22">]一样，</text:span><text:span text:style-name="T21">\S是\s的反义</text:span></text:p>
      <text:p text:style-name="P17"><text:span text:style-name="T20">\b：匹配单词边界，</text:span><text:span text:style-name="T21">\B是\b的反义</text:span></text:p>
      <text:p text:style-name="P18"><text:span text:style-name="T25">\nn：匹配已保存的字组</text:span></text:p>
      <text:p text:style-name="P19"><text:span text:style-name="T26">\c：逐一匹配特殊字符c，即转义字符</text:span><text:span text:style-name="T54">，有时候\字符太多了容易令人困惑，可用python原始字符串，即在字符串的一开始加r字符。</text:span></text:p>
      <text:p text:style-name="P20"><text:span text:style-name="T27">\A：匹配字符串的开始，\Z匹配字符串的结束</text:span></text:p>
      <text:p text:style-name="P32"><text:span text:style-name="T27">下面介绍python正则表达式</text:span><text:span text:style-name="T80">（</text:span><text:span text:style-name="T27">re模块</text:span><text:span text:style-name="T80">）</text:span><text:span text:style-name="T27">常见的函数与方法——</text:span></text:p>
      <text:p text:style-name="P21"><text:span text:style-name="T32">compile(pattern,flags=0)：对正则表达式pattern进行编译</text:span><text:span text:style-name="T33">，flags是可选标志符</text:span><text:span text:style-name="T34">，并返回一个regex对象。由于预编译代码对象比字符串快</text:span><text:span text:style-name="T50">，正则表达式又经常被用到</text:span><text:span text:style-name="T51">，这时就用到了这个函数</text:span><text:span text:style-name="T52">。</text:span></text:p>
      <text:p text:style-name="P22"><text:span text:style-name="T35">match(pattern,string,flags=0)：尝试用正则表达式模式pattern匹配字符串string</text:span><text:span text:style-name="T36">，是从字符串的开头开始匹配的</text:span><text:span text:style-name="T53">，</text:span><text:span text:style-name="T36">flags是可选标志符，如果匹配成功，则返回一个匹配对象，否则返回None。</text:span></text:p>
      <text:p text:style-name="P23"><text:span text:style-name="T35">search(pattern,string,flags=0)：在字符串string中查找正则表达式模式pattern的第一次出现</text:span><text:span text:style-name="T37">，</text:span><text:span text:style-name="T36">flags是可选标志符，如果匹配成功，则返回一个匹配对象，否则返回None。</text:span></text:p>
      <text:p text:style-name="P24"><text:soft-page-break/><text:span text:style-name="T38">findall(pattern,string[,flags])：在字符串string中查找正则表达式模式pattern的所有非重复出现</text:span><text:span text:style-name="T39">，返回一个匹配对象的列表。</text:span></text:p>
      <text:p text:style-name="P25"><text:span text:style-name="T40">finditer(pattern,string[,flags])：和findall</text:span><text:span text:style-name="T41">()相同，但返回的不是列表而是迭代器，对于每个匹配，该迭代器返回一个匹配对象。</text:span></text:p>
      <text:p text:style-name="P26"><text:span text:style-name="T42">split(pattern,string,max=0)：根据正则表达式pattern中分隔符吧字符string分割为一个列表</text:span><text:span text:style-name="T43">，返回成功匹配的列表，最多分割max次，默认是分割所有匹配的地方。</text:span></text:p>
      <text:p text:style-name="P27"><text:span text:style-name="T44">sub(pattern,rep1,string,max=0)：把字符串string中所有匹配正则表达式pattern的地方换成字符串rep</text:span><text:span text:style-name="T45">1，如果max的值没有给出，则对所有匹配的地方进行替换，另外还有一个类似的subn()。</text:span></text:p>
      <text:p text:style-name="P27"><text:span text:style-name="T45">grou</text:span><text:span text:style-name="T46">p(num=0)：返回全部匹配对象</text:span><text:span text:style-name="T47">，或指定编号是num的子组。</text:span></text:p>
      <text:p text:style-name="P27"><text:span text:style-name="T47">groups</text:span><text:span text:style-name="T48">()：返回一个包含全部匹配的子组的元组</text:span><text:span text:style-name="T49">，如果没有成功匹配，就返回一个空元组。</text:span></text:p>
      <text:p text:style-name="P33"><text:span text:style-name="T49">下面以一个例子展示search与match</text:span><text:span text:style-name="T57">、贪婪与非贪婪模式的区别——</text:span></text:p>
      <text:p text:style-name="P27"><text:span text:style-name="T57">待匹配的字符串str为</text:span><text:span text:style-name="T62">：</text:span></text:p>
      <text:p text:style-name="P34"><text:span text:style-name="T58">&gt;&gt;&gt; str = 'Fri Jun,5 16:00:00 2015::aidearone@gmail.com::88888888-6-9'</text:span></text:p>
      <text:p text:style-name="P2">我们匹配str最后的数字段<text:span text:style-name="T59">，即“88888888-6-9”</text:span><text:span text:style-name="T60">。</text:span></text:p>
      <text:p text:style-name="P2"><text:span text:style-name="T60">匹配模式patt为</text:span><text:span text:style-name="T62">：</text:span></text:p>
      <text:p text:style-name="P35"><text:span text:style-name="T61">&gt;&gt;&gt; patt = '\d+-\d+-\d+'</text:span></text:p>
      <text:p text:style-name="P28"><text:span text:style-name="T61">下面是search的结果</text:span><text:span text:style-name="T64">（符合预期）</text:span><text:span text:style-name="T62">：</text:span></text:p>
      <text:p text:style-name="P36"><text:span text:style-name="T63">&gt;&gt;&gt; re.search(patt, str).group()</text:span></text:p>
      <text:p text:style-name="P36"><text:span text:style-name="T63">'88888888-6-9'</text:span></text:p>
      <text:p text:style-name="P2"><text:span text:style-name="T59">再来看一下match</text:span><text:span text:style-name="T65">（失败了</text:span><text:span text:style-name="T67">，因为match从字符串开始匹配</text:span><text:span text:style-name="T68">，匹配失败返回None</text:span><text:span text:style-name="T65">）：</text:span></text:p>
      <text:p text:style-name="P37"><text:span text:style-name="T66">&gt;&gt;&gt; re.match(patt, str).group()</text:span></text:p>
      <text:p text:style-name="P37"><text:span text:style-name="T66">Traceback (most recent call last):</text:span></text:p>
      <text:p text:style-name="P37"><text:span text:style-name="T66"><text:s text:c="2"/>File "&lt;stdin&gt;", line 1, in &lt;module&gt;</text:span></text:p>
      <text:p text:style-name="P37"><text:span text:style-name="T66">AttributeError: 'NoneType' object has no attribute 'group'</text:span></text:p>
      <text:p text:style-name="P2">修改匹配模式为patt<text:span text:style-name="T69">2</text:span><text:span text:style-name="T72">（结果不对</text:span><text:span text:style-name="T72">）</text:span><text:span text:style-name="T69">：</text:span></text:p>
      <text:p text:style-name="P38"><text:span text:style-name="T70">&gt;&gt;&gt; patt2 = '.+\d+-\d+-\d+'</text:span></text:p>
      <text:p text:style-name="P38"><text:span text:style-name="T70">&gt;&gt;&gt; re.match(patt2, str).group()</text:span></text:p>
      <text:p text:style-name="P38"><text:span text:style-name="T70">'Fri Jun,5 16:00:00 2015::aidearone@gmail.com::88888888-6-9'</text:span></text:p>
      <text:p text:style-name="P29">再次修改匹配模式为patt<text:span text:style-name="T74">3</text:span><text:span text:style-name="T72">（分组</text:span><text:span text:style-name="T76">，结果接近预期了，这是因为匹配模式是贪婪的</text:span><text:span text:style-name="T72">）</text:span><text:span text:style-name="T69">：</text:span></text:p>
      <text:p text:style-name="P40"><text:span text:style-name="T75">&gt;&gt;&gt; patt3 = '.+(\d+-\d+-\d+)'</text:span></text:p>
      <text:p text:style-name="P40"><text:span text:style-name="T75">&gt;&gt;&gt; re.match(patt3, str).group(1)</text:span></text:p>
      <text:p text:style-name="P40"><text:span text:style-name="T75">'8-6-9'</text:span></text:p>
      <text:p text:style-name="P30">最后修改匹配模式为patt<text:span text:style-name="T77">4</text:span><text:span text:style-name="T72">（成功了</text:span><text:span text:style-name="T78">，使用了非贪婪模式</text:span><text:span text:style-name="T72">）</text:span><text:span text:style-name="T69">：</text:span></text:p>
      <text:p text:style-name="P39"><text:span text:style-name="T79">&gt;&gt;&gt; patt4 = '.+?(\d+-\d+-\d+)'</text:span></text:p>
      <text:p text:style-name="P39"><text:span text:style-name="T79">&gt;&gt;&gt; re.match(patt4, str).group(1)</text:span></text:p>
      <text:p text:style-name="P39"><text:span text:style-name="T79">'88888888-6-9'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junjie </meta:initial-creator>
    <meta:creation-date>2015-06-05T12:29:43</meta:creation-date>
    <meta:generator>LibreOffice/4.0.2.2$Linux_X86_64 LibreOffice_project/400m0$Build-2</meta:generator>
    <dc:date>2015-06-05T16:19:43</dc:date>
    <dc:creator>hanjunjie </dc:creator>
    <meta:editing-duration>PT3H49M32S</meta:editing-duration>
    <meta:editing-cycles>145</meta:editing-cycles>
    <meta:document-statistic meta:table-count="0" meta:image-count="0" meta:object-count="0" meta:page-count="2" meta:paragraph-count="60" meta:word-count="1384" meta:character-count="2408" meta:non-whitespace-character-count="2346"/>
  </office:meta>
</office:document-meta>
</file>